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2">00/00/0000</text:date>, <text:time style:data-style-name="N2" text:time-value="18:06:30.1605405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4-08T17:37:30.752380112</meta:creation-date>
    <dc:date>2020-04-12T18:08:28.347121483</dc:date>
    <dc:creator>Jesus Castagnetto</dc:creator>
    <meta:editing-duration>PT14M53S</meta:editing-duration>
    <meta:editing-cycles>5</meta:editing-cycles>
    <meta:generator>LibreOffice/6.4.2.2$Linux_X86_64 LibreOffice_project/40$Build-2</meta:generator>
    <meta:document-statistic meta:table-count="1" meta:cell-count="84" meta:object-count="0"/>
  </office:meta>
</office:document-meta>
</file>